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f481" officeooo:paragraph-rsid="0015f4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Java program</text:p>
      <text:p text:style-name="P1"/>
      <text:p text:style-name="P1">2. Create a social network using HBase as a Database</text:p>
      <text:p text:style-name="P1"/>
      <text:p text:style-name="P1">This database must contain these informations:</text:p>
      <text:p text:style-name="P1"/>
      <text:p text:style-name="P1">as row id: the firstnames of peoples</text:p>
      <text:p text:style-name="P1">as CFs: info, friends</text:p>
      <text:p text:style-name="P1">in info: put some classical info about people</text:p>
      <text:p text:style-name="P1">in friends:</text:p>
      <text:p text:style-name="P1">- BFF: name of the Best Friend (row ID)</text:p>
      <text:p text:style-name="P1">- others: array of other name (each name is a row ID)</text:p>
      <text:p text:style-name="P1"/>
      <text:p text:style-name="P1">3. Create a REPL to fill up the database. BFF value is mandatory !</text:p>
      <text:p text:style-name="P1"/>
      <text:p text:style-name="P1">BONUS: create a software to check consistency between row ID and array (others column)</text:p>
      <text:p text:style-name="P1">MALUS:</text:p>
      <text:p text:style-name="P1">1. crashing the cluster</text:p>
      <text:p text:style-name="P1">2. Not use camelCase except CONSTANTS_WITH_UNDERSCORE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15:20:27.357000000</meta:creation-date>
    <dc:date>2016-10-21T15:21:36.744000000</dc:date>
    <meta:editing-duration>P0D</meta:editing-duration>
    <meta:editing-cycles>1</meta:editing-cycles>
    <meta:document-statistic meta:table-count="0" meta:image-count="0" meta:object-count="0" meta:page-count="1" meta:paragraph-count="14" meta:word-count="100" meta:character-count="553" meta:non-whitespace-character-count="467"/>
    <meta:generator>LibreOffice/4.1.6.2$Windows_x86 LibreOffice_project/40ff705089295be5be0aae9b15123f687c05b0a</meta:generator>
  </office:meta>
</office:document-meta>
</file>